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1H00M27.630051001S" calcext:value-type="time">
            <text:p>1891:0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6]-[.B386] &gt; 0; [.C386]-[.B3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7]-[.B387] &gt; 0; [.C387]-[.B3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5-22T20:20:18.267000000</dc:date>
    <meta:editing-duration>P85DT1H46M29S</meta:editing-duration>
    <meta:editing-cycles>2255</meta:editing-cycles>
    <meta:generator>LibreOffice/7.5.2.2$Windows_X86_64 LibreOffice_project/53bb9681a964705cf672590721dbc85eb4d0c3a2</meta:generator>
    <meta:document-statistic meta:table-count="2" meta:cell-count="2804" meta:object-count="0"/>
  </office:meta>
</office:document-meta>
</file>